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640000004BD33F3B1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stroke-linejoin="miter" draw:fill="solid" draw:fill-color="#b2a7f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T1" style:family="text">
      <style:text-properties fo:language="fi" fo:country="FI"/>
    </style:style>
    <style:style style:name="T2" style:family="text">
      <style:text-properties fo:font-size="12pt" fo:language="fi" fo:country="FI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Default" presentation:use-date-time-name="dtd1">
        <office:forms form:automatic-focus="false" form:apply-design-mode="false"/>
        <draw:custom-shape draw:name="Text Box 25" draw:style-name="gr1" draw:text-style-name="P2" draw:layer="layout" svg:width="3.665cm" svg:height="1.023cm" svg:x="4.299cm" svg:y="2.522cm">
          <text:list text:style-name="L1">
            <text:list-header>
              <text:p text:style-name="P1"><text:span text:style-name="T1">Kokkaaj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0" draw:style-name="gr1" draw:text-style-name="P2" draw:layer="layout" svg:width="6.668cm" svg:height="6.852cm" svg:x="8.7cm" svg:y="3.925cm">
          <text:list text:style-name="L1">
            <text:list-header>
              <text:p text:style-name="P3"><text:span text:style-name="T2">Järjestelmään kirjautuminen</text:span></text:p>
              <text:p text:style-name="P3"><text:span text:style-name="T2"/></text:p>
              <text:p text:style-name="P3"><text:span text:style-name="T2">Uuden reseptin lisääminen</text:span></text:p>
              <text:p text:style-name="P3"><text:span text:style-name="T2"/></text:p>
              <text:p text:style-name="P3"><text:span text:style-name="T2">Reseptin muuttaminen</text:span></text:p>
              <text:p text:style-name="P3"><text:span text:style-name="T2"/></text:p>
              <text:p text:style-name="P3"><text:span text:style-name="T2">Reseptin poistaminen</text:span></text:p>
              <text:p text:style-name="P3"><text:span text:style-name="T2"/></text:p>
              <text:p text:style-name="P3"><text:span text:style-name="T2">Reseptin etsiminen</text:span></text:p>
              <text:p text:style-name="P3"><text:span text:style-name="T2"/></text:p>
              <text:p text:style-name="P3"><text:span text:style-name="T2">Reseptien selaaminen</text:span></text:p>
              <text:p text:style-name="P3"><text:span text:style-name="T2"/></text:p>
              <text:p text:style-name="P3"><text:span text:style-name="T2">Ohjelmasta poistumine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8" draw:style-name="gr2" draw:text-style-name="P4" draw:layer="layout" svg:x1="7.095cm" svg:y1="12.378cm" svg:x2="7.095cm" svg:y2="12.378cm">
          <text:p/>
        </draw:line>
        <draw:frame draw:name="Picture 127" draw:style-name="gr3" draw:text-style-name="P4" draw:layer="layout" svg:width="5.067cm" svg:height="3.602cm" svg:x="3.898cm" svg:y="5.323cm">
          <draw:image xlink:href="Pictures/10000000000000640000004BD33F3B1E.jpg" xlink:type="simple" xlink:show="embed" xlink:actuate="onLoad">
            <text:p/>
          </draw:image>
        </draw:frame>
        <draw:line draw:name="Line 129" draw:style-name="gr2" draw:text-style-name="P4" draw:layer="layout" svg:x1="14.499cm" svg:y1="5.323cm" svg:x2="16.303cm" svg:y2="5.323cm">
          <text:p/>
        </draw:line>
        <draw:line draw:name="Line 132" draw:style-name="gr2" draw:text-style-name="P4" draw:layer="layout" svg:x1="14.702cm" svg:y1="4.326cm" svg:x2="16.506cm" svg:y2="4.326cm">
          <text:p/>
        </draw:line>
        <draw:custom-shape draw:name="Rectangle 136" draw:style-name="gr4" draw:text-style-name="P2" draw:layer="layout" svg:width="5.803cm" svg:height="7.152cm" svg:x="16.7cm" svg:y="3.572cm">
          <text:list text:style-name="L1">
            <text:list-header>
              <text:p text:style-name="P3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7" draw:style-name="gr1" draw:text-style-name="P2" draw:layer="layout" svg:width="5.199cm" svg:height="1.023cm" svg:x="17.101cm" svg:y="6.125cm">
          <text:list text:style-name="L1">
            <text:list-header>
              <text:p text:style-name="P1"><text:span text:style-name="T1">Reseptikortis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9" draw:style-name="gr2" draw:text-style-name="P4" draw:layer="layout" svg:x1="14.499cm" svg:y1="7.325cm" svg:x2="16.303cm" svg:y2="7.325cm">
          <text:p/>
        </draw:line>
        <draw:line draw:name="Line 129" draw:style-name="gr2" draw:text-style-name="P4" draw:layer="layout" svg:x1="14.499cm" svg:y1="8.326cm" svg:x2="16.303cm" svg:y2="8.326cm">
          <text:p/>
        </draw:line>
        <draw:line draw:name="Line 129" draw:style-name="gr2" draw:text-style-name="P4" draw:layer="layout" svg:x1="14.499cm" svg:y1="6.324cm" svg:x2="16.303cm" svg:y2="6.324cm">
          <text:p/>
        </draw:line>
        <draw:line draw:name="Line 129" draw:style-name="gr2" draw:text-style-name="P4" draw:layer="layout" svg:x1="14.499cm" svg:y1="9.327cm" svg:x2="16.303cm" svg:y2="9.327cm">
          <text:p/>
        </draw:line>
        <draw:line draw:name="Line 129" draw:style-name="gr2" draw:text-style-name="P4" draw:layer="layout" svg:x1="14.499cm" svg:y1="10.323cm" svg:x2="16.303cm" svg:y2="10.323cm">
          <text:p/>
        </draw:line>
        <presentation:notes draw:style-name="dp2" presentation:use-date-time-name="dtd1">
          <draw:custom-shape draw:name="Rectangle 7" draw:style-name="gr5" draw:text-style-name="P2" draw:layer="layout" svg:width="8.255cm" svg:height="1.27cm" svg:x="10.791cm" svg:y="24.126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5" style:family="graphic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language="fi" fo:country="FI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1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4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/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4" draw:layer="backgroundobjects" svg:width="8.255cm" svg:height="1.271cm" svg:x="-0.001cm" svg:y="24.125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pimajand</meta:initial-creator>
    <meta:creation-date>2006-03-15T13:09:24</meta:creation-date>
    <dc:creator>Pirjo Kallio</dc:creator>
    <dc:date>2012-05-24T15:08:30</dc:date>
    <meta:editing-cycles>22</meta:editing-cycles>
    <meta:editing-duration>PT08H54M08S</meta:editing-duration>
    <meta:document-statistic meta:object-count="38"/>
    <meta:generator>OpenOffice.org/3.2$Unix OpenOffice.org_project/320m12$Build-9483</meta:generator>
  </office:meta>
</office:document-meta>
</file>